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Liberation Mono', 'Courier New', monospace"/>
    <style:font-face style:name="apple-system" svg:font-family="apple-system, apple-system-font, .SFNSText-Regular, 'San Francisco', Roboto, 'Segoe UI', 'Helvetica Neue', 'Lucida Grande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</style:style>
    <style:style style:name="P2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3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officeooo:paragraph-rsid="001a7267" fo:background-color="#f1f1f1"/>
    </style:style>
    <style:style style:name="P4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fo:letter-spacing="normal" fo:background-color="#f1f1f1"/>
    </style:style>
    <style:style style:name="P5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a7267"/>
    </style:style>
    <style:style style:name="P6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7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page-number="auto" fo:background-color="transparent" style:shadow="none"/>
    </style:style>
    <style:style style:name="P8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fo:background-color="transparent" style:shadow="none"/>
    </style:style>
    <style:style style:name="P9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</style:style>
    <style:style style:name="P10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c6319"/>
    </style:style>
    <style:style style:name="P11" style:family="paragraph" style:parent-style-name="Heading_20_2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12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style:font-size-asian="16pt" style:font-size-complex="16pt" loext:padding="0cm" loext:border="none"/>
    </style:style>
    <style:style style:name="P13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T1" style:family="text">
      <style:text-properties fo:color="#ffffff" fo:font-size="9.75pt" fo:font-weight="bold" fo:background-color="#7d3dcc" loext:char-shading-value="0"/>
    </style:style>
    <style:style style:name="T2" style:family="text">
      <style:text-properties fo:font-variant="normal" fo:text-transform="none" fo:color="#373a3c" style:font-name="Menlo" fo:font-size="1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433e47" style:font-name="apple-system" fo:font-size="15pt" fo:letter-spacing="normal" fo:font-style="normal" fo:font-weight="normal" fo:background-color="#f1f1f1" loext:char-shading-value="0"/>
    </style:style>
    <style:style style:name="T4" style:family="text">
      <style:text-properties style:font-name="apple-system" fo:font-size="1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a xlink:type="simple" xlink:href="http://informatikum.ru/question-ubuntu-not-update" text:style-name="Internet_20_link" text:visited-style-name="Visited_20_Internet_20_Link">http://informatikum.ru/question-ubuntu-not-update</text:a></text:h>
      <text:p text:style-name="P6"/>
      <text:h text:style-name="P13" text:outline-level="2">Очистка /doot</text:h>
      <text:h text:style-name="P12" text:outline-level="2">Не обновляется Ubuntu. Пишет "Not enough free disk space"</text:h>
      <text:p text:style-name="P7"><text:span text:style-name="T3">У меня был установлен дистрибутив Ubuntu 13 версия. Решил обновится на 14, в процессе обновления выдало ошибку. Не помню, что был за текст. Как я понял, чего-то не хватало.<text:line-break/><text:tab/>Решил позже снести 13-ю версию и по новой установить уже 14-ю версию. Время от времени выскакивает окно обновления программ. Система предлагает обновить несколько программ и базу ядра.<text:line-break/><text:tab/>Нажимаю обновить Ubuntu, выдаётся ошибка «Not enough free disk space. The upgrade has aborted. The upgrade needs a total of 74,8 M free space on disk '/boot'. Please free at least an additional 873 k of disk space on '/boot'. Empty your trash and remove temporary packages of former installations using 'sudo apt-get clean'».<text:line-break/><text:tab/>Пишет, что не хватает места в /boot. Пробовал команду по очистке, но не помогает. Как такое может быть?<text:line-break/><text:tab/>Пробовал перезагружаться, закрывал все программы, но все равно пишет, что не хватает места. Но ведь на диск у меня много свободного места для обновления. Почему не хватает места в /boot и что с этим делать?</text:span></text:p>
      <text:p text:style-name="P8"><text:span text:style-name="T3"/></text:p>
      <text:p text:style-name="P2"><text:tab/>1. Ты обновляешь систему и программы. Система — это ядро, ядра хранятся в разделе /boot. Программы <text:soft-page-break/>хранятся в /usr/bin. Из-за того, что при обновлении у тебя есть ошибка, обновления не происходит. Если система пишет, что не хватает места, значит так и есть. Ошибка «Not enough free disk space» говорит о том, что у тебя в разделе /boot много ядер старых, которые ты не удалял. При каждом обновлении ядра, старое ядро остается, чтобы при возникновении проблем, ошибок, можно было сделать откат назад и продолжить работать. Сами система не удаляет старые ядра. Поэтому со временем раздел /boot переполняется и его необходимо чистить от старых ядер.<text:line-break/><text:line-break/>В терминале:</text:p>
      <text:p text:style-name="P9"><text:span text:style-name="Source_20_Text"><text:span text:style-name="T2">- $ sudo apt-get autoremove</text:span></text:span></text:p>
      <text:p text:style-name="P3">Система удалит не нужный мусор.<text:line-break/></text:p>
      <text:p text:style-name="P3"><text:tab/>2. Необходимо почистить раздел /boot.<text:line-break/>Посмотри, какое ядро у тебя сейчас используется:</text:p>
      <text:p text:style-name="P10"><text:span text:style-name="Source_20_Text"><text:span text:style-name="T2">- $ uname -r # Пример ответа версии ядра 3.13.0-29-generic</text:span></text:span></text:p>
      <text:p text:style-name="P2">Посмотри, сколько ядер у тебя в разделе /boot:</text:p>
      <text:p text:style-name="P9"><text:span text:style-name="Source_20_Text"><text:span text:style-name="T2">- ls /boot # Пример ответа vmlinuz-3.13.0-*</text:span></text:span></text:p>
      <text:p text:style-name="P5"><text:span text:style-name="T3"><text:tab/>Смотреть нужно только на названия ядер «vmlinuz» и их удалять. Удалять отдельно «initrd», «config», «abi» и «System» не нужно. При удалении ядра, все эти связанные файлы сами удалятся.<text:line-break/>Удали старые ядра: </text:span></text:p>
      <text:p text:style-name="P5"><text:span text:style-name="Source_20_Text"><text:span text:style-name="T2">- sudo apt-get remove название ядра</text:span></text:span></text:p>
      <text:p text:style-name="P2">Можно сразу перечислить все ядра, которые ты хочешь удалить: </text:p>
      <text:p text:style-name="P9"><text:soft-page-break/><text:span text:style-name="Source_20_Text"><text:span text:style-name="T2">- sudo apt-get remove linux-image-3.11.0-14-generic linux-image-3.11.0-15-generic linux-image-3.11.0-19-generic</text:span></text:span></text:p>
      <text:p text:style-name="P4"> <text:tab/><text:span text:style-name="T4">Необходимо оставить только последнее ядро, на котором у тебя сейчас система работает.<text:line-break/><text:tab/>Теперь у тебя есть место для обновления ядра Ubuntu.</text:span></text:p>
      <text:p text:style-name="P2">Про команды: remove — это «обычное» удаление (иногда остаются связанные файлы), а есть команда purge — это полное удаление (удаляется все связанные файлы).<text:line-break/>На замечательном сайте «commandlinefu» про крутые команды в терминале, нашёл интересный вариант удаления неиспользуемых ядер в Linux базирующихся на Debian (Ubuntu). </text:p>
      <text:p text:style-name="P9"><text:span text:style-name="Source_20_Text"><text:span text:style-name="T2">- dpkg -l 'linux-*' | sed '/^ii/!d;/'"$(uname -r | sed "s/\(.*\)-\([^0-9]\+\)/\1/")"'/d;s/^[^ ]* [^ ]* \([^ ]*\).*/\1/;/[0-9]/!d' | xargs sudo apt-get -y purge</text:span></text:span></text:p>
      <text:p text:style-name="P2"/>
      <text:p text:style-name="P2">Прелесть в том, что команда удаляет всё старое, включая headers, про которые я забыл. После удаления остается только последнее ядро, которое сейчас используется. Для новичков данный код будет казаться сверх сложным и непонятным, так как в нём используются регулярные выражения. Ничего страшного на самом деле в этом нет, если сеть и разобраться. Но можно и просто так использовать. Желательно применяя голову, чтобы ничего не удалить лишнего. ;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Liberation Mono', 'Courier New', monospace"/>
    <style:font-face style:name="apple-system" svg:font-family="apple-system, apple-system-font, .SFNSText-Regular, 'San Francisco', Roboto, 'Segoe UI', 'Helvetica Neue', 'Lucida Grande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42:29.687497949</meta:creation-date>
    <dc:date>2017-05-30T11:56:40.393580964</dc:date>
    <meta:editing-duration>PT3M4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19" meta:word-count="531" meta:character-count="3550" meta:non-whitespace-character-count="3020"/>
  </office:meta>
</office:document-meta>
</file>